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fo:margin-left="1.6396in" fo:margin-right="1.0979in" table:align="margins"/>
    </style:style>
    <style:style style:name="Table1.A" style:family="table-column">
      <style:table-column-properties style:column-width="4.1875in" style:rel-column-width="65535*"/>
    </style:style>
    <style:style style:name="Table1.A1" style:family="table-cell">
      <style:table-cell-properties fo:padding="0.0382in" fo:border="0.0007in solid #000000"/>
    </style:style>
    <style:style style:name="P1" style:family="paragraph" style:parent-style-name="Heading_20_1"/>
    <style:style style:name="P2" style:family="paragraph" style:parent-style-name="Heading_20_1">
      <style:text-properties style:font-name="Verdana"/>
    </style:style>
    <style:style style:name="P3" style:family="paragraph" style:parent-style-name="Heading_20_1">
      <style:text-properties style:font-name="Verdana"/>
    </style:style>
    <style:style style:name="P4" style:family="paragraph" style:parent-style-name="Heading_20_2">
      <style:text-properties style:font-name="Verdana"/>
    </style:style>
    <style:style style:name="P5" style:family="paragraph" style:parent-style-name="Standard">
      <style:text-properties style:font-name="Verdana"/>
    </style:style>
    <style:style style:name="P6" style:family="paragraph" style:parent-style-name="Standard">
      <style:text-properties style:font-name="Verdana" fo:font-size="12pt" fo:font-weight="bold" style:font-size-asian="12pt" style:font-weight-asian="bold" style:font-size-complex="12pt" style:font-weight-complex="bold"/>
    </style:style>
    <style:style style:name="P7" style:family="paragraph" style:parent-style-name="Standard">
      <style:text-properties style:font-name="Verdana" fo:font-size="12pt" fo:font-weight="normal" style:font-size-asian="12pt" style:font-weight-asian="normal" style:font-size-complex="12pt" style:font-weight-complex="normal"/>
    </style:style>
    <style:style style:name="P8" style:family="paragraph" style:parent-style-name="Standard"/>
    <style:style style:name="P9" style:family="paragraph" style:parent-style-name="Standard">
      <style:paragraph-properties fo:margin-left="0.9846in" fo:margin-right="0in" fo:text-indent="0in" style:auto-text-indent="false"/>
      <style:text-properties style:font-name="Verdana" fo:font-size="12pt" fo:font-weight="normal" style:font-size-asian="12pt" style:font-weight-asian="normal" style:font-size-complex="12pt" style:font-weight-complex="normal"/>
    </style:style>
    <style:style style:name="P10" style:family="paragraph" style:parent-style-name="Standard">
      <style:paragraph-properties fo:margin-left="0.9846in" fo:margin-right="0in" fo:text-indent="0in" style:auto-text-indent="false"/>
      <style:text-properties style:font-name="Verdana" fo:font-size="12pt" fo:font-style="italic" fo:font-weight="normal" fo:background-color="#ffff00" style:font-size-asian="12pt" style:font-style-asian="italic" style:font-weight-asian="normal" style:font-size-complex="12pt" style:font-style-complex="italic" style:font-weight-complex="normal"/>
    </style:style>
    <style:style style:name="P11" style:family="paragraph" style:parent-style-name="Standard">
      <style:paragraph-properties fo:margin-left="0.9846in" fo:margin-right="0in" fo:text-indent="0in" style:auto-text-indent="false"/>
      <style:text-properties style:font-name="Verdana" fo:font-size="12pt" fo:font-weight="bold" style:font-size-asian="12pt" style:font-weight-asian="bold" style:font-size-complex="12pt" style:font-weight-complex="bold"/>
    </style:style>
    <style:style style:name="P12" style:family="paragraph" style:parent-style-name="Standard">
      <style:paragraph-properties fo:margin-left="0.9846in" fo:margin-right="0in" fo:text-indent="0in" style:auto-text-indent="false"/>
      <style:text-properties style:font-name="Verdana" fo:font-size="10pt" style:font-size-asian="10pt" style:font-size-complex="10pt"/>
    </style:style>
    <style:style style:name="P13" style:family="paragraph" style:parent-style-name="Standard">
      <style:paragraph-properties fo:margin-left="0in" fo:margin-right="0in" fo:text-indent="0in" style:auto-text-indent="false"/>
      <style:text-properties style:font-name="Verdana" fo:font-size="12pt" fo:font-weight="normal" style:font-size-asian="12pt" style:font-weight-asian="normal" style:font-size-complex="12pt" style:font-weight-complex="normal"/>
    </style:style>
    <style:style style:name="P14" style:family="paragraph" style:parent-style-name="Standard">
      <style:paragraph-properties fo:margin-left="0in" fo:margin-right="0in" fo:text-indent="0in" style:auto-text-indent="false"/>
      <style:text-properties style:font-name="Verdana" fo:font-size="12pt" fo:font-weight="bold" style:font-size-asian="12pt" style:font-weight-asian="bold" style:font-size-complex="12pt" style:font-weight-complex="bold"/>
    </style:style>
    <style:style style:name="P15" style:family="paragraph" style:parent-style-name="Standard">
      <style:paragraph-properties fo:margin-left="0in" fo:margin-right="0in" fo:text-indent="0in" style:auto-text-indent="false"/>
      <style:text-properties style:font-name="Verdana" fo:font-size="10pt" style:font-size-asian="10pt" style:font-size-complex="10pt"/>
    </style:style>
    <style:style style:name="P16" style:family="paragraph" style:parent-style-name="Table_20_Contents">
      <style:text-properties style:font-name="Verdana" fo:font-size="10pt" style:font-size-asian="10pt" style:font-size-complex="10pt"/>
    </style:style>
    <style:style style:name="P17" style:family="paragraph" style:parent-style-name="Table_20_Contents">
      <style:paragraph-properties fo:margin-left="0.9846in" fo:margin-right="0in" fo:text-indent="0in" style:auto-text-indent="false"/>
      <style:text-properties style:font-name="Verdana" fo:font-size="10pt" fo:font-weight="normal" style:font-size-asian="10pt" style:font-weight-asian="normal" style:font-size-complex="10pt" style:font-weight-complex="normal"/>
    </style:style>
    <style:style style:name="P18" style:family="paragraph" style:parent-style-name="Table_20_Contents">
      <style:paragraph-properties fo:margin-left="0in" fo:margin-right="0in" fo:text-indent="0in" style:auto-text-indent="false"/>
    </style:style>
    <style:style style:name="P19" style:family="paragraph" style:parent-style-name="Table_20_Contents">
      <style:paragraph-properties fo:margin-left="0in" fo:margin-right="0in" fo:text-indent="0in" style:auto-text-indent="false"/>
      <style:text-properties style:font-name="Verdana" fo:font-size="10pt" fo:font-weight="normal" style:font-size-asian="10pt" style:font-weight-asian="normal" style:font-size-complex="10pt" style:font-weight-complex="normal"/>
    </style:style>
    <style:style style:name="P20" style:family="paragraph" style:parent-style-name="Text_20_body">
      <style:text-properties fo:font-size="12pt" fo:font-weight="normal" style:font-size-asian="12pt" style:font-weight-asian="normal" style:font-size-complex="12pt" style:font-weight-complex="normal"/>
    </style:style>
    <style:style style:name="P21" style:family="paragraph" style:parent-style-name="Text_20_body" style:list-style-name="L5">
      <style:text-properties fo:font-size="12pt" fo:font-weight="normal" style:font-size-asian="12pt" style:font-weight-asian="normal" style:font-size-complex="12pt" style:font-weight-complex="normal"/>
    </style:style>
    <style:style style:name="P22" style:family="paragraph" style:parent-style-name="Text_20_body" style:list-style-name="L7">
      <style:text-properties fo:font-size="12pt" fo:font-weight="normal" style:font-size-asian="12pt" style:font-weight-asian="normal" style:font-size-complex="12pt" style:font-weight-complex="normal"/>
    </style:style>
    <style:style style:name="P23" style:family="paragraph" style:parent-style-name="Text_20_body">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24" style:family="paragraph" style:parent-style-name="Text_20_body">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25" style:family="paragraph" style:parent-style-name="Text_20_body">
      <style:paragraph-properties fo:margin-left="0.9846in" fo:margin-right="0in" fo:text-indent="0in" style:auto-text-indent="false"/>
      <style:text-properties fo:font-size="12pt" fo:font-weight="normal" style:font-size-asian="12pt" style:font-weight-asian="normal" style:font-size-complex="12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normal" style:font-size-asian="14pt" style:font-weight-asian="normal" style:font-size-complex="14pt" style:font-weight-complex="normal"/>
    </style:style>
    <style:style style:name="T3" style:family="text">
      <style:text-properties fo:font-size="26pt" style:font-size-asian="26pt" style:font-size-complex="26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style:font-name="Verdana"/>
    </style:style>
    <style:style style:name="T7" style:family="text">
      <style:text-properties style:font-name="Verdana" fo:font-weight="bold" style:font-weight-asian="bold" style:font-weight-complex="bold"/>
    </style:style>
    <style:style style:name="T8" style:family="text">
      <style:text-properties style:font-name="Verdana" fo:font-size="10pt" style:font-size-asian="10pt" style:font-size-complex="10pt"/>
    </style:style>
    <style:style style:name="T9" style:family="text">
      <style:text-properties style:font-name="Verdana" fo:font-size="10pt" fo:font-weight="normal" style:font-size-asian="10pt" style:font-weight-asian="normal" style:font-size-complex="10pt" style:font-weight-complex="normal"/>
    </style:style>
    <style:style style:name="T10" style:family="text">
      <style:text-properties style:font-name="Verdana" style:text-underline-style="solid" style:text-underline-width="auto" style:text-underline-color="font-color" fo:font-weight="bold" style:font-weight-asian="bold" style:font-weight-complex="bold"/>
    </style:style>
    <style:style style:name="T11" style:family="text">
      <style:text-properties fo:font-size="10pt" style:font-size-asian="10pt" style:font-size-complex="10pt"/>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none"/>
    </style:style>
    <style:style style:name="T16" style:family="text">
      <style:text-properties style:text-underline-style="none"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CART User Guide</text:span></text:p>
      <text:p text:style-name="P6"/>
      <text:h text:style-name="P4" text:outline-level="2">1.0 Overview<text:line-break/></text:h>
      <text:p text:style-name="P7">CART (Complete Automated Regression Tester) is an independent project from VCCK. CART is used to test VCCK.</text:p>
      <text:p text:style-name="P7"><text:line-break/>The official backup for CART source code is Git Hub. (@ https://github.com/victortimothyshulist/cart). <text:s text:c="3"/>It is on Github unencrypted. <text:line-break/><text:line-break/>VCCK however, is backed up on Google Drive and IS encrypted. <text:line-break/><text:line-break/>Since CART is its own project but it is required to exist inside VCCK home directory, copy cart.py from its own directory into VCCK directory. <text:s text:c="2"/>(Make sure that ./vcck/cart.py is updated and matches /cart/cart.py). <text:s text:c="2"/></text:p>
      <text:p text:style-name="P7"/>
      <text:p text:style-name="P7"><text:tab/><text:tab/><text:tab/>cp /home/victor/cart/cart.py /home/victor/vcck/</text:p>
      <text:p text:style-name="P7"><text:span text:style-name="T1"/></text:p>
      <text:h text:style-name="P2" text:outline-level="1"><text:span text:style-name="T1">2.0 How it works</text:span></text:h>
      <text:p text:style-name="P20"><text:span text:style-name="T6"><text:line-break/>VCCK can be invoked and executed in two modes:</text:span></text:p>
      <text:list xml:id="list8109245411454111534" text:style-name="L5">
        <text:list-item>
          <text:p text:style-name="P21"><text:span text:style-name="T6">Mode 1 : NOT running under CART</text:span></text:p>
        </text:list-item>
        <text:list-item>
          <text:p text:style-name="P21"><text:span text:style-name="T6">Mode 2: running under CART.</text:span></text:p>
        </text:list-item>
      </text:list>
      <text:p text:style-name="P20"><text:span text:style-name="T6"/></text:p>
      <text:p text:style-name="P20"><text:span text:style-name="T6">In Mode 1, you run vcck.py by just calling it as:</text:span></text:p>
      <text:p text:style-name="P20"><text:span text:style-name="T6"/></text:p>
      <text:p text:style-name="P23"><text:span text:style-name="T6">cd vcck</text:span></text:p>
      <text:p text:style-name="P23"><text:span text:style-name="T6">cd ./vcck.py</text:span></text:p>
      <text:p text:style-name="P23"><text:span text:style-name="T6"/></text:p>
      <text:p text:style-name="P24"><text:span text:style-name="T6">When it is run this way, TESTING is set to False. <text:s text:c="3"/>When it is False, vcck.py reads input from the console (keyboard) and responds to the screen. <text:s text:c="2"/>But in Mode 2, CART creates a temporary version of vcck, and calls it. <text:s text:c="2"/>Then <text:s/>TESTING is True. <text:s/>When true, vcck.py does not read from keyboard input, but from a file (a file that CART creates).</text:span></text:p>
      <text:p text:style-name="P24"><text:span text:style-name="T6">For a given version of VCCK, say version 1.000, you create a configuration file.</text:span></text:p>
      <text:p text:style-name="P24"><text:span text:style-name="T6">As an example, for version 1.000, you would create a file in...</text:span></text:p>
      <text:p text:style-name="P24"><text:span text:style-name="T6"/></text:p>
      <text:p text:style-name="P24"><text:soft-page-break/><text:span text:style-name="T6"/></text:p>
      <text:p text:style-name="P25"><text:span text:style-name="T6">./testpackages/v1.000.conf</text:span></text:p>
      <text:p text:style-name="P25"><text:span text:style-name="T6"/></text:p>
      <text:p text:style-name="P24"><text:span text:style-name="T6">This file contains the list of input strings to process. <text:s text:c="3"/>It also contains the names of the compressed tar ball files that contain 'state' to process each input string under. <text:s text:c="2"/>The 'state' is the directories and files for VCCK to operate under, for each input. <text:s text:c="3"/>These directories for example are...</text:span></text:p>
      <text:p text:style-name="P24"><text:span text:style-name="T6"/></text:p>
      <text:p text:style-name="P24"><text:span text:style-name="T6">./conversation-history/</text:span></text:p>
      <text:p text:style-name="P24"><text:span text:style-name="T6">./sessions/</text:span></text:p>
      <text:p text:style-name="P24"><text:span text:style-name="T6">./tls_csv/</text:span></text:p>
      <text:p text:style-name="P24"><text:span text:style-name="T6">./interpretations/</text:span></text:p>
      <text:p text:style-name="P24"><text:span text:style-name="T6">./compiled-classes/</text:span></text:p>
      <text:p text:style-name="P24"><text:span text:style-name="T6"/></text:p>
      <text:p text:style-name="P24"><text:span text:style-name="T6">So that, if you test the processing of input string 'x' a year ago, with specific compiled-classes and conversation-history, you know that every time you run it in the future, it will run under the same circumstances ('state' – files in the above directories).</text:span></text:p>
      <text:p text:style-name="P24"><text:span text:style-name="T6"/></text:p>
      <text:p text:style-name="P24"><text:span text:style-name="T6">So, if you run CART for say v1.000, CART will decompress the files in </text:span></text:p>
      <text:p text:style-name="P24"><text:span text:style-name="T6"/></text:p>
      <text:p text:style-name="P24"><text:span text:style-name="T6"><text:tab/><text:tab/><text:tab/>testpackages/files/v1.000/</text:span></text:p>
      <text:p text:style-name="P24"><text:span text:style-name="T6"/></text:p>
      <text:p text:style-name="P24"><text:span text:style-name="T6">and run each input listed in <text:s/>testpackages/v1.000.conf.</text:span></text:p>
      <text:p text:style-name="P24"><text:span text:style-name="T6"/></text:p>
      <text:p text:style-name="P24"><text:span text:style-name="T6">There are 2 modes you run CART in...</text:span></text:p>
      <text:p text:style-name="P24"><text:span text:style-name="T6"/></text:p>
      <text:list xml:id="list8736309127305453238" text:style-name="L7">
        <text:list-item>
          <text:p text:style-name="P22"><text:span text:style-name="T6">Mode 1 : '</text:span><text:span text:style-name="T10">create</text:span><text:span text:style-name="T6"> 'mode. <text:s/>In this mode you are </text:span><text:span text:style-name="T10">establishing</text:span><text:span text:style-name="T6"> what the expected results are for processing each line in your *.conf file ('v1.000.conf' in this example). In mode 1, VCCK creates<text:line-break/>/home/victor/cart/testpackages/files/v1.000/v1.000.tar.gz. <text:s/>Let's say you just coded version 1.000, and all test cases pass, let's say this is June 01, 2020. <text:s text:c="3"/>In mode 1, <text:s/>testpackages/files/v1.000/v1.000.tar.gz is </text:span><text:span text:style-name="T10">created</text:span><text:span text:style-name="T7">.<text:line-break/></text:span><text:span text:style-name="T6">(in mode 2, it is not created, but compared to the results produced in results_cart_tests).</text:span></text:p>
        </text:list-item>
        <text:list-item>
          <text:p text:style-name="P22"><text:span text:style-name="T6">Mode 2 : 'test' mode. <text:s/>In mode 1 your expected results file was created. <text:s/>In Mode 2, let's say you have just coded version 2.000. <text:s/>Well, before you even </text:span><text:soft-page-break/><text:span text:style-name="T6">start developing the test cases for version 2.000, you want to make sure you didn't break any v1.000 functionality. <text:s text:c="2"/>So, first you re-run the tests for v1.000. <text:s/>You do this in Mode 2 … where CART runs VCCK with all tests for v1.000 and the output goes into <text:line-break/></text:span><text:span text:style-name="T7">/home/victor/vcck/results_cart_tests <text:s/><text:line-break/></text:span><text:span text:style-name="T6">Let's say you just coded version 2.000 and it is June 01, 2022. <text:s/>Well, you coded v1.000 two years ago !! SO, did the new code you added to vcck.py (which provides version 2.000 functionality), did that new code of v2.000 break the version 1.000 code? Well, the output produced in <text:s/><text:line-break/></text:span><text:span text:style-name="T7">/home/victor/vcck/results_cart_tests </text:span><text:span text:style-name="T6">(from test results in 2022 ('just now')</text:span><text:span text:style-name="T7"><text:line-break/></text:span><text:span text:style-name="T6">on June 01, 2022, is compared with the expected results for v1.000 from 3 years ago (the file </text:span><text:span text:style-name="T7">/home/victor/cart/testpackages/files/v1.000/v1.000.tar.gz – </text:span><text:span text:style-name="T6">test results from 3 years ago). <text:s/>CART decompresses that tar.gz file and compares it to results in <text:line-break/></text:span><text:span text:style-name="T7">/home/victor/vcck/results_cart_tests <text:line-break/></text:span><text:span text:style-name="T6">any mismatch at all in contents results in 'regression test failed' ! Error message appearing on screen.</text:span></text:p>
          <text:p text:style-name="P22"><text:span text:style-name="T6"><text:s/></text:span></text:p>
        </text:list-item>
      </text:list>
      <text:h text:style-name="P2" text:outline-level="1"><text:span text:style-name="T1">3.0 Example of using cart for version 1.000 and 2.000 of VCCK</text:span></text:h>
      <text:p text:style-name="P7"/>
      <text:p text:style-name="P7">Let's say we just coded version 1.000. <text:s/>So, we develop the test cases, and then create the v1.000.conf file. <text:s text:c="10"/>You create <text:span text:style-name="T5">testpackages/v1.000.conf</text:span></text:p>
      <text:p text:style-name="P7">let's say it has this for contents....</text:p>
      <text:p text:style-name="P7"/>
      <table:table table:name="Table1" table:style-name="Table1">
        <table:table-column table:style-name="Table1.A"/>
        <table:table-row>
          <table:table-cell table:style-name="Table1.A1" office:value-type="string">
            <text:p text:style-name="P16"># CART test package file for version 1.000.</text:p>
            <text:p text:style-name="P16">areas = red, green, blue</text:p>
            <text:p text:style-name="P16"/>
            <text:p text:style-name="P16">[state.1.tar.gz]</text:p>
            <text:p text:style-name="P16"/>
            <text:p text:style-name="P16">“input A”</text:p>
            <text:p text:style-name="P16">“input B”<text:line-break/></text:p>
            <text:p text:style-name="P16">[state.2.tar.gz]</text:p>
            <text:p text:style-name="P16"/>
            <text:p text:style-name="P16">“my line X”</text:p>
            <text:p text:style-name="P16">“my line Y”</text:p>
            <text:p text:style-name="P16"/>
            <text:p text:style-name="P16">[state.3.tar.gz]</text:p>
            <text:p text:style-name="P16"/>
            <text:p text:style-name="P16">"my line A”</text:p>
            <text:p text:style-name="P16">“my line B”</text:p>
          </table:table-cell>
        </table:table-row>
      </table:table>
      <text:p text:style-name="P13"><text:s text:c="27"/></text:p>
      <text:p text:style-name="P9">After creating all your 'state' files/folders (any state files that VCCK depends on, example, ./conversation-history/, <text:s/>./sessions/, <text:s/><text:soft-page-break/>./tls_csv/, <text:s/>./interpretations/ and ./compiled-classes/) you would figure out the inputs for vcck to process while it is in that 'directory state'. <text:s/>If all tests pass, then create a tar.gz file for all those state files, and call it (in this example, "state.1.tar.gz").</text:p>
      <text:p text:style-name="P9"/>
      <text:p text:style-name="P9">So state.1.tar.gz will contains all 'state' files/folders (./interpretations/* ,etc).</text:p>
      <text:p text:style-name="P9"/>
      <text:p text:style-name="P9">Then put that file (state.1.tar.gz ) in <text:s/>./testpackages/files/v1.000/ directory.</text:p>
      <text:p text:style-name="P9"/>
      <text:p text:style-name="P9">Now, CART (in this example) will have VCCK process the LUI, for each input (in this example (“input A” <text:s/>and “input B”).</text:p>
      <text:p text:style-name="P9"/>
      <text:p text:style-name="P9">VCCK's output (from '<text:span text:style-name="T5">cartlog</text:span>()' output, discussed later), will be produced in <text:span text:style-name="T5">results_cart_tests</text:span> (and, if in '<text:span text:style-name="T5">create</text:span>' mode, <text:s/>./cart/testpackages/files/v1.000/v1.000.tar.gz).</text:p>
      <text:p text:style-name="P9"/>
      <text:p text:style-name="P9">If all tests pass, <text:s/>testpackages/files/v1.000/v1.000.tar.gz will not ever change (and it will be used to compare to, years in future). <text:s text:c="2"/>So we ran in 'create' mode and that tar.gz file was created, say it's the year 2020.</text:p>
      <text:p text:style-name="P9"/>
      <text:p text:style-name="P9">To have <text:s/>testpackages/files/v1.000/v1.000.tar.gz created, run this...</text:p>
      <text:p text:style-name="P11"><text:line-break/> <text:s text:c="19"/>./cart.py v1.000 create</text:p>
      <text:p text:style-name="P11"/>
      <text:p text:style-name="P9">after running that, testpackages/files/v1.000/v1.000.tar.gz <text:s/>is created.</text:p>
      <text:p text:style-name="P9"/>
      <text:p text:style-name="P9">Now, years later, say you're on version 15.0 of VCCK. <text:s/>Well, we want to re-test all previous versions (under the exact same directory state as we did years ago).</text:p>
      <text:p text:style-name="P9"/>
      <text:p text:style-name="P9">Now, we run CART not in 'create' mode, but 'test' mode.</text:p>
      <text:p text:style-name="P9">In '<text:span text:style-name="T5">test</text:span>' mode ./testpackages/files/v1.000/v1.000.tar.gz is <text:span text:style-name="T5">NOT</text:span> created, but it is assumed to already exist (and CART will error out if it does not exist).</text:p>
      <text:p text:style-name="P9"/>
      <text:p text:style-name="P9">In <text:span text:style-name="T5">test</text:span> mode, CART will run VCCK and the output (“now” - say we are in the year 2035). <text:s/>Now, the output from VCCK is produced in <text:span text:style-name="T5">results_cart_tests. <text:s text:c="2"/></text:span>So, now, in test mode in year 2035 (test mode for v1.000), CART decompresses <text:s/>testpackages/files/v1.000/v1.000.tar.gz (that was made 15 years ago), with the latest output (that is in <text:s/><text:span text:style-name="T5">results_cart_tests).</text:span></text:p>
      <text:p text:style-name="P9">Any differences result in 'regression test ' failed ! Message appearing.<text:line-break/><text:soft-page-break/><text:line-break/>The command to do this is...</text:p>
      <text:p text:style-name="P9"/>
      <text:p text:style-name="P9"><text:s text:c="23"/><text:span text:style-name="T5">./cart.py v1.000 test</text:span></text:p>
      <text:p text:style-name="P9"/>
      <text:p text:style-name="P9">so when CART is run as in the above, it does <text:span text:style-name="T5">**NOT** </text:span>create the </text:p>
      <text:p text:style-name="P13"><text:s text:c="2"/>testpackages/files/v1.000/v1.000.tar.gz file, but instead just compares the output (that VCCK produced) in results_cart_tests with the results that are stored in the tar.gz file (from 15 years ago, ), in testpackages/files/v1.000/v1.000.tar.gz. </text:p>
      <text:p text:style-name="P9"/>
      <text:p text:style-name="P9"/>
      <text:p text:style-name="P13">When CART is run in <text:span text:style-name="T14">'create' mode,</text:span> <text:s/>the file <text:s/>testpackages/files/v1.000/v1.000.tar.gz is created. <text:s text:c="3"/>In CREATE mode, the contents of that tar.gz file are identical to the non-compressed data in <text:span text:style-name="T5">results_cart_tests </text:span>directory so that you can easily look at the output without having to manually decompress the tar.gz. <text:s/>(They are the same because right after data is produced in <text:s/><text:span text:style-name="T5">results_cart_tests, </text:span>CART creates <text:s/>v1.000.tar.gz from the contents in <text:s/><text:span text:style-name="T5">results_cart_tests).</text:span></text:p>
      <text:p text:style-name="P13"/>
      <text:p text:style-name="P13">But, in '<text:span text:style-name="T14">test</text:span>' mode, the data in <text:span text:style-name="T5">results_cart_tests <text:s/></text:span>may or may not be the same as what is in <text:s/>v1.000.tar.gz. <text:s/>In test mode, <text:s/>v1.000.tar.gz is NOT created (but instead just consulted – <text:s/>in test mode, <text:s/>v1.000.tar.gz was created years ago), but <text:s/><text:span text:style-name="T5">results_cart_tests </text:span>was produced 'just now' (the current test run).</text:p>
      <text:p text:style-name="P13">If the two compare perfectly, then regression test pass, if they differ at all even in slightest way, regression test is reported as failing.</text:p>
      <text:p text:style-name="P9"/>
      <text:p text:style-name="P10">calls to “cartlog()”. <text:s/>The first argument to cartlog has to be a string. <text:s/>That first string argument MUST BE exactly, one of the “areas” given in your configuration file.<text:line-break/>The second argument is also a string – and it is whatever test results you want to record.</text:p>
      <text:p text:style-name="P12"/>
      <text:p text:style-name="P15">Looking at the configuration file again, (for a specific version –one *.conf file per version).</text:p>
      <text:p text:style-name="P16"/>
      <text:p text:style-name="P16">[state.1.tar.gz]</text:p>
      <text:p text:style-name="P16"/>
      <text:p text:style-name="P16">“input A”</text:p>
      <text:p text:style-name="P16">“input B”<text:line-break/></text:p>
      <text:p text:style-name="P16">[state.2.tar.gz]</text:p>
      <text:p text:style-name="P16"/>
      <text:p text:style-name="P16">“my line X”</text:p>
      <text:p text:style-name="P16">“my line Y”</text:p>
      <text:p text:style-name="P17"/>
      <text:p text:style-name="P19">This tells CART.... (IF run with “./cart.py <text:s/>v1.000 create')....<text:line-break/></text:p>
      <text:p text:style-name="P19">1. Decompress the tar.gz in /home/victor/vcck/testpackages/files/v1.000/state.1.tar.gz into the root of ./vcck directory.</text:p>
      <text:p text:style-name="P19"/>
      <text:p text:style-name="P19"><text:soft-page-break/>2. then, have VCCK execute the inputs <text:line-break/><text:line-break/>“input A” <text:s/>and then “input B” <text:s/>(set “lui” variable to each one of those, one at a time).</text:p>
      <text:p text:style-name="P19"/>
      <text:p text:style-name="P19">Then vcck.py calls “cartlog()” to report testing output (which ends up in results_cart_tests).</text:p>
      <text:p text:style-name="P18"/>
      <text:p text:style-name="P18">Then, CART cleans up the directory (gets rid of all files from decompressing <text:s/><text:span text:style-name="T8">state.1.tar.gz.</text:span></text:p>
      <text:p text:style-name="P18"><text:span text:style-name="T8"/></text:p>
      <text:p text:style-name="P18"><text:span text:style-name="T8">Then CART decompresses <text:s/>state.2.tar.gz, and then directs VCCK to process the “last user input” (lui) values of... <text:s/>“my line X” </text:span><text:span text:style-name="T9">and “my line Y”</text:span></text:p>
      <text:p text:style-name="P9"/>
      <text:p text:style-name="P13">again, output going into <text:s/><text:span text:style-name="T11">results_cart_tests. <text:s/>(output goes into <text:s/>results_cart_tests when vcck.py calls cartlog() – discussed below.</text:span></text:p>
      <text:p text:style-name="P13"><text:span text:style-name="T11"/></text:p>
      <text:p text:style-name="P13"><text:span text:style-name="T11"/></text:p>
      <text:p text:style-name="P13"><text:span text:style-name="T11">Question --- How does output from VCCK make it into </text:span><text:span text:style-name="T12">results_cart_tests</text:span><text:span text:style-name="T11"> ? <text:s/>(and, IF in '</text:span><text:span text:style-name="T12">create</text:span><text:span text:style-name="T11">' mode, into <text:s/></text:span>v1.000.tar.gz)?</text:p>
      <text:p text:style-name="P13"><text:span text:style-name="T11"/></text:p>
      <text:p text:style-name="P13"><text:span text:style-name="T11">Answer – by VCCK calling <text:s/>cartlog()</text:span></text:p>
      <text:p text:style-name="P13"><text:span text:style-name="T11"/></text:p>
      <text:p text:style-name="P13"><text:span text:style-name="T11">OK, so , how does VCCK call cartlog() ?</text:span></text:p>
      <text:p text:style-name="P13"><text:span text:style-name="T11"/></text:p>
      <text:p text:style-name="P13"><text:span text:style-name="T11">Question --- what is cartlog() for ?</text:span></text:p>
      <text:p text:style-name="P13"><text:span text:style-name="T11">Cartlog() --- is the means for VCCK to report the test output.</text:span></text:p>
      <text:p text:style-name="P13"><text:span text:style-name="T11"/></text:p>
      <text:p text:style-name="P13"><text:span text:style-name="T11">Question – how to call cartlog() ? <text:s text:c="2"/>(areas-- what is that?)</text:span></text:p>
      <text:p text:style-name="P13"><text:span text:style-name="T11"/></text:p>
      <text:p text:style-name="P14"><text:span text:style-name="T11">** NO actual executable Python code for CART testing is ever actually put into vcck.py.</text:span></text:p>
      <text:p text:style-name="P14"><text:span text:style-name="T11"/></text:p>
      <text:p text:style-name="P13"><text:span text:style-name="T11">The only thing that is done is insertions of comments into vcck.py.</text:span></text:p>
      <text:p text:style-name="P13"><text:span text:style-name="T11">Example...</text:span></text:p>
      <text:p text:style-name="P13"><text:span text:style-name="T11"/></text:p>
      <text:p text:style-name="P13"><text:span text:style-name="T11"><text:s text:c="28"/>#CART_INCLUDE_v1.000_file1.py</text:span></text:p>
      <text:p text:style-name="P13"><text:span text:style-name="T11"/></text:p>
      <text:p text:style-name="P13"><text:span text:style-name="T11">if you have that comment in your vcck.py source code, it would cause CART to (as part of its creation of a temporary version of vcck.py)... to...</text:span></text:p>
      <text:p text:style-name="P13"><text:span text:style-name="T11"/></text:p>
      <text:p text:style-name="P13"><text:span text:style-name="T11">look into ( IF <text:s/>you were running for version 1.000)...<text:line-break/><text:line-break/>look into... <text:s/>testpackages/files/v1.000 <text:s/>to find a file “file1.py”.</text:span></text:p>
      <text:p text:style-name="P13"><text:span text:style-name="T11"/></text:p>
      <text:p text:style-name="P13"><text:span text:style-name="T11">The above comment line would be replaced with all the lines in testpackages/files/v1.000/file1.py.</text:span></text:p>
      <text:p text:style-name="P13"><text:span text:style-name="T11"/></text:p>
      <text:p text:style-name="P13"><text:span text:style-name="T11">This is very clean – because the only change made to your actual VCCK source code is the addition of Python comments !!!</text:span></text:p>
      <text:p text:style-name="P13"><text:span text:style-name="T11"/></text:p>
      <text:p text:style-name="P13"><text:span text:style-name="T11">If you were testing another version, say v2.500, and you wanted to include testing file 'myfile.py', then you would create </text:span></text:p>
      <text:p text:style-name="P13"><text:span text:style-name="T11"/></text:p>
      <text:p text:style-name="P13"><text:span text:style-name="T11"><text:s text:c="21"/>testpackages/files/v2.500/myfile.py</text:span></text:p>
      <text:p text:style-name="P13"><text:span text:style-name="T11"/></text:p>
      <text:p text:style-name="P13"><text:span text:style-name="T11">then, at the appropriate place inside vcck.py, have a comment....</text:span></text:p>
      <text:p text:style-name="P13"><text:span text:style-name="T11"/></text:p>
      <text:p text:style-name="P13"><text:span text:style-name="T11"><text:s text:c="28"/>#CART_INCLUDE_v2.500_myfile.py</text:span></text:p>
      <text:p text:style-name="P13"><text:soft-page-break/><text:span text:style-name="T11"/></text:p>
      <text:p text:style-name="P13"><text:span text:style-name="T11"/></text:p>
      <text:p text:style-name="P13"><text:span text:style-name="T11">then, ONLY </text:span><text:span text:style-name="T13">IF </text:span><text:span text:style-name="T11">you ran CART with...</text:span></text:p>
      <text:p text:style-name="P13"><text:span text:style-name="T11"/></text:p>
      <text:p text:style-name="P13"><text:span text:style-name="T11"><text:s text:c="24"/>./cart.py <text:s text:c="2"/>v2.500 <text:s/>create</text:span></text:p>
      <text:p text:style-name="P13"><text:span text:style-name="T11"/></text:p>
      <text:p text:style-name="P13"><text:span text:style-name="T11">then and only then would the comment line </text:span></text:p>
      <text:p text:style-name="P13"><text:span text:style-name="T11"/></text:p>
      <text:p text:style-name="P13"><text:span text:style-name="T11"><text:s text:c="13"/>#CART_INCLUDE_v2.500_myfile.py</text:span></text:p>
      <text:p text:style-name="P13"><text:span text:style-name="T11"/></text:p>
      <text:p text:style-name="P13"><text:span text:style-name="T11">be replaced with all lines from </text:span></text:p>
      <text:p text:style-name="P13"><text:span text:style-name="T11"/></text:p>
      <text:p text:style-name="P13"><text:span text:style-name="T11"><text:s text:c="10"/>testpackages/files/v2.500/myfile.py</text:span></text:p>
      <text:p text:style-name="P13"><text:span text:style-name="T11"/></text:p>
      <text:p text:style-name="P13"><text:span text:style-name="T11">if you ran for another version (example <text:s/>“</text:span><text:span text:style-name="T12">./cart.py v3.500 create</text:span><text:span text:style-name="T11">”), then it would leave the comment line <text:s/></text:span></text:p>
      <text:p text:style-name="P13"><text:span text:style-name="T11"/></text:p>
      <text:p text:style-name="P13"><text:span text:style-name="T11"><text:s text:c="11"/>#CART_INCLUDE_v2.500_myfile.py</text:span></text:p>
      <text:p text:style-name="P13"><text:span text:style-name="T11"/></text:p>
      <text:p text:style-name="P13"><text:span text:style-name="T11"><text:s/>alone.</text:span></text:p>
      <text:p text:style-name="P13"><text:span text:style-name="T11"/></text:p>
      <text:p text:style-name="P13"><text:span text:style-name="T11">So, in the above, the file “myfile.py” is called a “CART Include File”.</text:span></text:p>
      <text:p text:style-name="P13"><text:span text:style-name="T11"/></text:p>
      <text:p text:style-name="P13"><text:span text:style-name="T11">What does a CART Include File contain?</text:span></text:p>
      <text:p text:style-name="P13"><text:span text:style-name="T11"/></text:p>
      <text:p text:style-name="P13"><text:span text:style-name="T11">It contains calls to “cartlog()”.</text:span></text:p>
      <text:p text:style-name="P13"><text:span text:style-name="T11"/></text:p>
      <text:p text:style-name="P13"><text:span text:style-name="T11">Let's say you wanted to produce the results of doing a “pick highest” functionality. <text:s text:c="2"/>So you want VCCK to report the results of it doing that. <text:s text:c="2"/>So, first you'd create a file, maybe called “pickh.py”.</text:span></text:p>
      <text:p text:style-name="P13"><text:span text:style-name="T11">(short for pick highest). <text:s text:c="2"/>Maybe there's a python function “def pick_highest” <text:s/>that we are testing.</text:span></text:p>
      <text:p text:style-name="P13"><text:span text:style-name="T11"/></text:p>
      <text:p text:style-name="P13"><text:span text:style-name="T11">So, inside vcck.py, right after calling the function, we put a include....</text:span></text:p>
      <text:p text:style-name="P13"><text:span text:style-name="T11"/></text:p>
      <text:p text:style-name="P13"><text:span text:style-name="T11"><text:s text:c="32"/>pick_highest()</text:span></text:p>
      <text:p text:style-name="P13"><text:span text:style-name="T11"/></text:p>
      <text:p text:style-name="P13"><text:span text:style-name="T11">and then add your comment...</text:span></text:p>
      <text:p text:style-name="P13"><text:span text:style-name="T11"/></text:p>
      <text:p text:style-name="P13"><text:span text:style-name="T11"><text:s text:c="32"/>pick_highest()</text:span></text:p>
      <text:p text:style-name="P13"><text:span text:style-name="T11"><text:s text:c="32"/>#CART_INCLUDE_v5.690_pickh.py</text:span></text:p>
      <text:p text:style-name="P13"><text:span text:style-name="T11"/></text:p>
      <text:p text:style-name="P13"><text:span text:style-name="T11"/></text:p>
      <text:p text:style-name="P13"><text:span text:style-name="T11">this example says we are testing version 5.690 of VCCK. <text:s/>(so in order for this include to actually be replaced by contents of pickh.py file, you'd have to run “./cart.py <text:s/>v5.690 create”).</text:span></text:p>
      <text:p text:style-name="P13"><text:span text:style-name="T11"/></text:p>
      <text:p text:style-name="P13"><text:span text:style-name="T11">Now, create the file</text:span></text:p>
      <text:p text:style-name="P13"><text:span text:style-name="T11"><text:s/></text:span></text:p>
      <text:p text:style-name="P13"><text:span text:style-name="T11"><text:s text:c="22"/>./testpackages/files/v5.690/pickh.py</text:span></text:p>
      <text:p text:style-name="P13"><text:span text:style-name="T11"/></text:p>
      <text:p text:style-name="P13"><text:span text:style-name="T11"/></text:p>
      <text:p text:style-name="P13"><text:span text:style-name="T11">now, the contents of that file would be, for example...</text:span></text:p>
      <text:p text:style-name="P13"><text:span text:style-name="T11"/></text:p>
      <text:p text:style-name="P13"><text:span text:style-name="T11"><text:s text:c="22"/>for thevalue in somelist:</text:span></text:p>
      <text:p text:style-name="P13"><text:span text:style-name="T11"><text:s text:c="31"/>cartlog(pickhighest, thevalue)</text:span></text:p>
      <text:p text:style-name="P13"><text:span text:style-name="T11"/></text:p>
      <text:p text:style-name="P13"><text:span text:style-name="T11">So we are saving all the values in the Python list variable “somelist” <text:s/>to the CART results directory, </text:span><text:soft-page-break/><text:span text:style-name="T11">in a file called “ pickhighest”.</text:span></text:p>
      <text:p text:style-name="P13"><text:span text:style-name="T11"/></text:p>
      <text:p text:style-name="P13"><text:span text:style-name="T11">However, in order for this to work, you have to Define the “area” inside </text:span></text:p>
      <text:p text:style-name="P13"><text:span text:style-name="T11"/></text:p>
      <text:p text:style-name="P13"><text:span text:style-name="T11"><text:s text:c="35"/>./testpackages/v5.690.conf.</text:span></text:p>
      <text:p text:style-name="P13"><text:span text:style-name="T11"/></text:p>
      <text:p text:style-name="P13"><text:span text:style-name="T11">Inside the /testpackages/v5.690.conf you would have to have a line....</text:span></text:p>
      <text:p text:style-name="P13"><text:span text:style-name="T11"/></text:p>
      <text:p text:style-name="P13"><text:span text:style-name="T11"><text:s text:c="38"/>areas = pickhighest</text:span></text:p>
      <text:p text:style-name="P13"><text:span text:style-name="T11"/></text:p>
      <text:p text:style-name="P13"><text:span text:style-name="T11">(and whatever other areas you want, comma separated).</text:span></text:p>
      <text:p text:style-name="P13"><text:span text:style-name="T11"/></text:p>
      <text:p text:style-name="P13"><text:span text:style-name="T11"/></text:p>
      <text:p text:style-name="P13"><text:span text:style-name="T11">What are areas?? <text:s/>they are functionalities you want tested. <text:s text:c="2"/>The idea is to logically separate (into files), <text:s/>all results for one feature or perhaps one function, in the same file. </text:span></text:p>
      <text:p text:style-name="P13"><text:span text:style-name="T11"/></text:p>
      <text:p text:style-name="P13"><text:span text:style-name="T11"/></text:p>
      <text:h text:style-name="Heading_20_1" text:outline-level="1"><text:span text:style-name="T1">The two modes VCCK is called...</text:span></text:h>
      <text:p text:style-name="Standard"><text:span text:style-name="T1">Mode 1: <text:s/></text:span></text:p>
      <text:p text:style-name="Standard"><text:span text:style-name="T4">CART calls vcck.py (well, it makes a copy of vcck.py and creates a temporary version of it (called ./vcck-cart-temp.py) that is same as vcck.py except with the CART include comments replaced by the actual cart include files (which live in testpackages/files/v1.000 directory – or whatever version).</text:span></text:p>
      <text:p text:style-name="Standard"><text:span text:style-name="T2"><text:s text:c="7"/>&gt;&gt; Example calling from CART...</text:span><text:span text:style-name="T1"><text:line-break/> <text:s text:c="9"/>./vcck-cart-temp.py -T 0:temp_cart_input.txt<text:line-break/></text:span><text:span text:style-name="T2">When called this way, VCCK only gets input to process (user input strings) from a file that CART dynamically creates for that test run. <text:s text:c="2"/>VCCK does NOT read in keyboard input for strings to process. <text:s/>This is when VCCK is run in “Testing mode”</text:span></text:p>
      <text:p text:style-name="Standard"><text:span text:style-name="T1"/></text:p>
      <text:p text:style-name="Standard"><text:span text:style-name="T1">Mode 2: <text:s/></text:span></text:p>
      <text:p text:style-name="Standard"><text:span text:style-name="T1"><text:s text:c="6"/></text:span><text:span text:style-name="T2">when called as in...<text:line-break/></text:span></text:p>
      <text:p text:style-name="Standard"><text:span text:style-name="T2"><text:s text:c="6"/></text:span><text:span text:style-name="T1"><text:s text:c="22"/>./vcck.py<text:line-break/><text:line-break/></text:span><text:span text:style-name="T2">Then VCCK <text:s/>reads strings to process from keyboard input only. <text:s/>NOT from a file.<text:line-break/> This is the “normal mode” , or “production mode”. <text:s text:c="2"/></text:span><text:span text:style-name="T1"><text:line-break/></text:span></text:p>
      <text:h text:style-name="P3" text:outline-level="1"><text:span text:style-name="T1">5.0 * * * * Important Note about calling cartlog() * * * *</text:span></text:h>
      <text:p text:style-name="P9">VERY important... when writing your CART include file (where you are calling cartlog() – make sure that, if you are outputting the contents of any unordered data type (such as a Set() or Dict()), that you first SORT them. <text:s text:c="2"/>Because if you output contents of say “mydict” (dictionary object) and it has contents “a”, “b” and “c”, then perhaps when you run CART in “<text:span text:style-name="T14">create” mode</text:span>, it outputs <text:line-break/>“a”, “b”, <text:s/>then “c” to your <text:s/>tar.gz file and then 5 years later when you <text:soft-page-break/>run in <text:span text:style-name="T14">TEST mode </text:span><text:span text:style-name="T16"><text:s text:c="2"/></text:span><text:span text:style-name="T15">it may output say “b”, “a” and “c”.... <text:s/>even though it is the same set of data, CART would report “regression test failed”... so, very important, <text:s/>make sure, when using unordered data types, to SORT before you call cartlog().</text:span></text:p>
      <text:p text:style-name="P9"><text:span text:style-name="T15"/></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30T13:05:37.72</meta:creation-date>
    <dc:date>2020-10-03T12:09:59.65</dc:date>
    <meta:editing-duration>PT2H41M44S</meta:editing-duration>
    <meta:editing-cycles>10</meta:editing-cycles>
    <meta:generator>OpenOffice/4.1.6$Win32 OpenOffice.org_project/416m1$Build-9790</meta:generator>
    <meta:document-statistic meta:table-count="1" meta:image-count="0" meta:object-count="0" meta:page-count="9" meta:paragraph-count="140" meta:word-count="2144" meta:character-count="14054"/>
  </office:meta>
</office:document-meta>
</file>